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6cm"/>
    </style:style>
    <style:style style:name="co4" style:family="table-column">
      <style:table-column-properties fo:break-before="auto" style:column-width="6.78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language="en" fo:country="US" style:language-asian="en" style:country-asian="US" style:language-complex="en" style:country-complex="US"/>
    </style:style>
    <style:style style:name="ce4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table table:name="Hoja1" table:style-name="ta1">
        <table:table-column table:style-name="co2" table:default-cell-style-name="ce1"/>
        <table:table-column table:style-name="co4" table:default-cell-style-name="ce1"/>
        <table:table-column table:style-name="co3" table:number-columns-repeated="1022" table:default-cell-style-name="Default"/>
        <table:table-row table:style-name="ro2">
          <table:table-cell table:style-name="Default" office:value-type="string">
            <text:p>address</text:p>
          </table:table-cell>
          <table:table-cell table:style-name="Default" office:value-type="string">
            <text:p>name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0x05C0</text:p>
          </table:table-cell>
          <table:table-cell office:value-type="string">
            <text:p>EE_CTIMER_DURATION (1/2)</text:p>
          </table:table-cell>
          <table:table-cell table:style-name="ce1" office:value-type="string">
            <text:p>settings start address here</text:p>
          </table:table-cell>
          <table:table-cell table:number-columns-repeated="1021"/>
        </table:table-row>
        <table:table-row table:style-name="ro2">
          <table:table-cell office:value-type="string">
            <text:p>0x05C1</text:p>
          </table:table-cell>
          <table:table-cell office:value-type="string">
            <text:p>EE_CTIMER_DURATION (2/2)</text:p>
          </table:table-cell>
          <table:table-cell table:number-columns-repeated="1022"/>
        </table:table-row>
        <table:table-row table:style-name="ro2">
          <table:table-cell office:value-type="string">
            <text:p>0x05C2</text:p>
          </table:table-cell>
          <table:table-cell office:value-type="string">
            <text:p>EE_CTIMER_INTERVAL (1/2)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0x05C3</text:p>
          </table:table-cell>
          <table:table-cell office:value-type="string">
            <text:p>EE_CTIMER_INTERVAL (2/2)</text:p>
          </table:table-cell>
          <table:table-cell table:number-columns-repeated="1022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>
          <table:table-cell office:value-type="string">
            <text:p>0x05DA</text:p>
          </table:table-cell>
          <table:table-cell office:value-type="string">
            <text:p>EE_TIMER1_ON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0x05FF</text:p>
          </table:table-cell>
          <table:table-cell table:style-name="ce4" office:value-type="string">
            <text:p>EE_PLUG_SETTINGS</text:p>
          </table:table-cell>
          <table:table-cell table:number-columns-repeated="1022"/>
        </table:table-row>
        <table:table-row table:style-name="ro2">
          <table:table-cell office:value-type="string">
            <text:p>0x0600</text:p>
          </table:table-cell>
          <table:table-cell office:value-type="string">
            <text:p>PH4_ADDR</text:p>
          </table:table-cell>
          <table:table-cell table:number-columns-repeated="1022"/>
        </table:table-row>
        <table:table-row table:style-name="ro2">
          <table:table-cell office:value-type="string">
            <text:p>0x0601</text:p>
          </table:table-cell>
          <table:table-cell office:value-type="string">
            <text:p>PH7_ADDR</text:p>
          </table:table-cell>
          <table:table-cell table:number-columns-repeated="1022"/>
        </table:table-row>
        <table:table-row table:style-name="ro2">
          <table:table-cell office:value-type="string">
            <text:p>0x0602</text:p>
          </table:table-cell>
          <table:table-cell office:value-type="string">
            <text:p>PH_INTERVAL</text:p>
          </table:table-cell>
          <table:table-cell table:number-columns-repeated="1022"/>
        </table:table-row>
        <table:table-row table:style-name="ro2">
          <table:table-cell office:value-type="string">
            <text:p>0x0603</text:p>
          </table:table-cell>
          <table:table-cell office:value-type="string">
            <text:p>PH_BUFF_SIZE</text:p>
          </table:table-cell>
          <table:table-cell table:number-columns-repeated="1022"/>
        </table:table-row>
        <table:table-row table:style-name="ro2">
          <table:table-cell office:value-type="string">
            <text:p>0x0604</text:p>
          </table:table-cell>
          <table:table-cell office:value-type="string">
            <text:p>PH_WINDOW_TOP</text:p>
          </table:table-cell>
          <table:table-cell table:number-columns-repeated="1022"/>
        </table:table-row>
        <table:table-row table:style-name="ro2">
          <table:table-cell office:value-type="string">
            <text:p>0x0605</text:p>
          </table:table-cell>
          <table:table-cell office:value-type="string">
            <text:p>PH_WINDOW_BOTTOM</text:p>
          </table:table-cell>
          <table:table-cell table:number-columns-repeated="1022"/>
        </table:table-row>
        <table:table-row table:style-name="ro2">
          <table:table-cell office:value-type="string">
            <text:p>0x0606</text:p>
          </table:table-cell>
          <table:table-cell office:value-type="string">
            <text:p>EC1413_ADDR</text:p>
          </table:table-cell>
          <table:table-cell table:number-columns-repeated="1022"/>
        </table:table-row>
        <table:table-row table:style-name="ro2">
          <table:table-cell office:value-type="string">
            <text:p>0x0607</text:p>
          </table:table-cell>
          <table:table-cell office:value-type="string">
            <text:p>RH_WINDOW_TOP</text:p>
          </table:table-cell>
          <table:table-cell table:number-columns-repeated="1022"/>
        </table:table-row>
        <table:table-row table:style-name="ro2">
          <table:table-cell office:value-type="string">
            <text:p>0x0608</text:p>
          </table:table-cell>
          <table:table-cell office:value-type="string">
            <text:p>RH_WINDOW_BOTTOM</text:p>
          </table:table-cell>
          <table:table-cell table:number-columns-repeated="1022"/>
        </table:table-row>
        <table:table-row table:style-name="ro2">
          <table:table-cell office:value-type="string">
            <text:p>0x0609</text:p>
          </table:table-cell>
          <table:table-cell office:value-type="string">
            <text:p>SD_LOG_INTERVAL</text:p>
          </table:table-cell>
          <table:table-cell table:number-columns-repeated="1022"/>
        </table:table-row>
        <table:table-row table:style-name="ro2">
          <table:table-cell office:value-type="string">
            <text:p>0x060A</text:p>
          </table:table-cell>
          <table:table-cell office:value-type="string">
            <text:p>BUTTON_RANGES_START_ADDR</text:p>
          </table:table-cell>
          <table:table-cell table:number-columns-repeated="1022"/>
        </table:table-row>
        <table:table-row table:style-name="ro2">
          <table:table-cell office:value-type="string">
            <text:p>0x060B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0C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0D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0E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0F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10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11</text:p>
          </table:table-cell>
          <table:table-cell table:style-name="Default" office:value-type="string">
            <text:p>BUTTON_RANGES</text:p>
          </table:table-cell>
          <table:table-cell table:number-columns-repeated="1022"/>
        </table:table-row>
        <table:table-row table:style-name="ro2">
          <table:table-cell office:value-type="string">
            <text:p>0x0612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0x0613</text:p>
          </table:table-cell>
          <table:table-cell office:value-type="string">
            <text:p>WP_OFFSET</text:p>
          </table:table-cell>
          <table:table-cell table:number-columns-repeated="1022"/>
        </table:table-row>
        <table:table-row table:style-name="ro2">
          <table:table-cell office:value-type="string">
            <text:p>0x0614</text:p>
          </table:table-cell>
          <table:table-cell office:value-type="string">
            <text:p>TOP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15</text:p>
          </table:table-cell>
          <table:table-cell office:value-type="string">
            <text:p>BOTTOM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16</text:p>
          </table:table-cell>
          <table:table-cell office:value-type="string">
            <text:p>WATER_FILL_TIMEOUT_SHIFT</text:p>
          </table:table-cell>
          <table:table-cell table:number-columns-repeated="1022"/>
        </table:table-row>
        <table:table-row table:style-name="ro2">
          <table:table-cell office:value-type="string">
            <text:p>0x0617</text:p>
          </table:table-cell>
          <table:table-cell office:value-type="string">
            <text:p>WP_DURATION_SHIFT</text:p>
          </table:table-cell>
          <table:table-cell table:number-columns-repeated="1022"/>
        </table:table-row>
        <table:table-row table:style-name="ro2">
          <table:table-cell office:value-type="string">
            <text:p>0x0618</text:p>
          </table:table-cell>
          <table:table-cell office:value-type="string">
            <text:p>WP_INTERVAL_SHIFT (P1)</text:p>
          </table:table-cell>
          <table:table-cell table:number-columns-repeated="1022"/>
        </table:table-row>
        <table:table-row table:style-name="ro2">
          <table:table-cell office:value-type="string">
            <text:p>0x0619</text:p>
          </table:table-cell>
          <table:table-cell table:style-name="Default" office:value-type="string">
            <text:p>WP_INTERVAL (P2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1A</text:p>
          </table:table-cell>
          <table:table-cell office:value-type="string">
            <text:p>WP_START_TIME_SHIF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P_START_TIME_SHIFT (P2)</text:p>
          </table:table-cell>
          <table:table-cell table:number-columns-repeated="1022"/>
        </table:table-row>
        <table:table-row table:style-name="ro2">
          <table:table-cell office:value-type="string">
            <text:p>0x061B</text:p>
          </table:table-cell>
          <table:table-cell office:value-type="string">
            <text:p>WP_LAST_RUN_SHIFT (P1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1C</text:p>
          </table:table-cell>
          <table:table-cell office:value-type="string">
            <text:p>WP_LAST_RUN (P2)</text:p>
          </table:table-cell>
          <table:table-cell table:number-columns-repeated="1022"/>
        </table:table-row>
        <table:table-row table:style-name="ro2">
          <table:table-cell office:value-type="string">
            <text:p>0x061D</text:p>
          </table:table-cell>
          <table:table-cell office:value-type="string">
            <text:p>WP_WATERING_PUMP_PLUG_ID</text:p>
          </table:table-cell>
          <table:table-cell table:number-columns-repeated="1022"/>
        </table:table-row>
        <table:table-row table:style-name="ro2">
          <table:table-cell office:value-type="string">
            <text:p>0x061E</text:p>
          </table:table-cell>
          <table:table-cell office:value-type="string">
            <text:p>WP_ENABLE_SHIFT </text:p>
          </table:table-cell>
          <table:table-cell table:number-columns-repeated="1022"/>
        </table:table-row>
        <table:table-row table:style-name="ro2">
          <table:table-cell office:value-type="string">
            <text:p>0x061F</text:p>
          </table:table-cell>
          <table:table-cell office:value-type="string">
            <text:p>WP_END_TIME_SHIFT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20</text:p>
          </table:table-cell>
          <table:table-cell table:style-name="Default" office:value-type="string">
            <text:p>WP_END_TIME</text:p>
          </table:table-cell>
          <table:table-cell table:number-columns-repeated="1022"/>
        </table:table-row>
        <table:table-row table:style-name="ro2">
          <table:table-cell office:value-type="string">
            <text:p>0x0621</text:p>
          </table:table-cell>
          <table:table-cell office:value-type="string">
            <text:p>WP_DRAIN_DURATION_SHIFT</text:p>
          </table:table-cell>
          <table:table-cell table:number-columns-repeated="1022"/>
        </table:table-row>
        <table:table-row table:style-name="ro2">
          <table:table-cell office:value-type="string">
            <text:p>0x0622</text:p>
          </table:table-cell>
          <table:table-cell table:style-name="Default" office:value-type="string">
            <text:p>water_tank_window</text:p>
          </table:table-cell>
          <table:table-cell office:value-type="string">
            <text:p>16 bit, consists of two 8bit top and bottom values in cm's ()</text:p>
          </table:table-cell>
          <table:table-cell table:number-columns-repeated="1021"/>
        </table:table-row>
        <table:table-row table:style-name="ro2">
          <table:table-cell office:value-type="string">
            <text:p>0x0623</text:p>
          </table:table-cell>
          <table:table-cell office:value-type="string">
            <text:p>WP_OFFSET</text:p>
          </table:table-cell>
          <table:table-cell table:number-columns-repeated="1022"/>
        </table:table-row>
        <table:table-row table:style-name="ro2">
          <table:table-cell office:value-type="string">
            <text:p>0x0624</text:p>
          </table:table-cell>
          <table:table-cell office:value-type="string">
            <text:p>TOP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25</text:p>
          </table:table-cell>
          <table:table-cell office:value-type="string">
            <text:p>BOTTOM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26</text:p>
          </table:table-cell>
          <table:table-cell office:value-type="string">
            <text:p>WATER_FILL_TIMEOUT_SHIFT</text:p>
          </table:table-cell>
          <table:table-cell table:number-columns-repeated="1022"/>
        </table:table-row>
        <table:table-row table:style-name="ro2">
          <table:table-cell office:value-type="string">
            <text:p>0x0627</text:p>
          </table:table-cell>
          <table:table-cell office:value-type="string">
            <text:p>WP_DURATION_SHIFT</text:p>
          </table:table-cell>
          <table:table-cell table:number-columns-repeated="1022"/>
        </table:table-row>
        <table:table-row table:style-name="ro2">
          <table:table-cell office:value-type="string">
            <text:p>0x0628</text:p>
          </table:table-cell>
          <table:table-cell office:value-type="string">
            <text:p>WP_INTERVAL_SHIFT (P1)</text:p>
          </table:table-cell>
          <table:table-cell table:number-columns-repeated="1022"/>
        </table:table-row>
        <table:table-row table:style-name="ro2">
          <table:table-cell office:value-type="string">
            <text:p>0x0629</text:p>
          </table:table-cell>
          <table:table-cell table:style-name="Default" office:value-type="string">
            <text:p>WP_INTERVAL (P2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2A</text:p>
          </table:table-cell>
          <table:table-cell office:value-type="string">
            <text:p>WP_START_TIME_SHIFT</text:p>
          </table:table-cell>
          <table:table-cell table:number-columns-repeated="1022"/>
        </table:table-row>
        <table:table-row table:style-name="ro2">
          <table:table-cell office:value-type="string">
            <text:p>0x062B</text:p>
          </table:table-cell>
          <table:table-cell office:value-type="string">
            <text:p>WP_LAST_RUN_SHIFT (P1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2C</text:p>
          </table:table-cell>
          <table:table-cell office:value-type="string">
            <text:p>WP_LAST_RUN (P2)</text:p>
          </table:table-cell>
          <table:table-cell table:number-columns-repeated="1022"/>
        </table:table-row>
        <table:table-row table:style-name="ro2">
          <table:table-cell office:value-type="string">
            <text:p>0x062D</text:p>
          </table:table-cell>
          <table:table-cell office:value-type="string">
            <text:p>WP_WATERING_PUMP_PLUG_ID</text:p>
          </table:table-cell>
          <table:table-cell table:number-columns-repeated="1022"/>
        </table:table-row>
        <table:table-row table:style-name="ro2">
          <table:table-cell office:value-type="string">
            <text:p>0x062E</text:p>
          </table:table-cell>
          <table:table-cell office:value-type="string">
            <text:p>WP_ENABLE_SHIFT </text:p>
          </table:table-cell>
          <table:table-cell table:number-columns-repeated="1022"/>
        </table:table-row>
        <table:table-row table:style-name="ro2">
          <table:table-cell office:value-type="string">
            <text:p>0x062F</text:p>
          </table:table-cell>
          <table:table-cell office:value-type="string">
            <text:p>WP_END_TIME_SHIFT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30</text:p>
          </table:table-cell>
          <table:table-cell table:style-name="Default" office:value-type="string">
            <text:p>WP_END_TIME</text:p>
          </table:table-cell>
          <table:table-cell table:number-columns-repeated="1022"/>
        </table:table-row>
        <table:table-row table:style-name="ro2">
          <table:table-cell office:value-type="string">
            <text:p>0x0631</text:p>
          </table:table-cell>
          <table:table-cell office:value-type="string">
            <text:p>WP_DRAIN_DURATION_SHIFT</text:p>
          </table:table-cell>
          <table:table-cell table:number-columns-repeated="1022"/>
        </table:table-row>
        <table:table-row table:style-name="ro2">
          <table:table-cell office:value-type="string">
            <text:p>0x0632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0x0633</text:p>
          </table:table-cell>
          <table:table-cell office:value-type="string">
            <text:p>WP_OFFSET</text:p>
          </table:table-cell>
          <table:table-cell table:number-columns-repeated="1022"/>
        </table:table-row>
        <table:table-row table:style-name="ro2">
          <table:table-cell office:value-type="string">
            <text:p>0x0634</text:p>
          </table:table-cell>
          <table:table-cell office:value-type="string">
            <text:p>TOP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35</text:p>
          </table:table-cell>
          <table:table-cell office:value-type="string">
            <text:p>BOTTOM_WATER_SENSOR_SHIFT</text:p>
          </table:table-cell>
          <table:table-cell table:number-columns-repeated="1022"/>
        </table:table-row>
        <table:table-row table:style-name="ro2">
          <table:table-cell office:value-type="string">
            <text:p>0x0636</text:p>
          </table:table-cell>
          <table:table-cell office:value-type="string">
            <text:p>WATER_FILL_TIMEOUT_SHIFT</text:p>
          </table:table-cell>
          <table:table-cell table:number-columns-repeated="1022"/>
        </table:table-row>
        <table:table-row table:style-name="ro2">
          <table:table-cell office:value-type="string">
            <text:p>0x0637</text:p>
          </table:table-cell>
          <table:table-cell office:value-type="string">
            <text:p>WP_DURATION_SHIFT</text:p>
          </table:table-cell>
          <table:table-cell table:number-columns-repeated="1022"/>
        </table:table-row>
        <table:table-row table:style-name="ro2">
          <table:table-cell office:value-type="string">
            <text:p>0x0638</text:p>
          </table:table-cell>
          <table:table-cell office:value-type="string">
            <text:p>WP_INTERVAL_SHIFT (P1)</text:p>
          </table:table-cell>
          <table:table-cell table:number-columns-repeated="1022"/>
        </table:table-row>
        <table:table-row table:style-name="ro2">
          <table:table-cell office:value-type="string">
            <text:p>0x0639</text:p>
          </table:table-cell>
          <table:table-cell table:style-name="Default" office:value-type="string">
            <text:p>WP_INTERVAL (P2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3A</text:p>
          </table:table-cell>
          <table:table-cell office:value-type="string">
            <text:p>WP_START_TIME_SHIFT</text:p>
          </table:table-cell>
          <table:table-cell table:number-columns-repeated="1022"/>
        </table:table-row>
        <table:table-row table:style-name="ro2">
          <table:table-cell office:value-type="string">
            <text:p>0x063B</text:p>
          </table:table-cell>
          <table:table-cell office:value-type="string">
            <text:p>WP_LAST_RUN_SHIFT (P1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3C</text:p>
          </table:table-cell>
          <table:table-cell office:value-type="string">
            <text:p>WP_LAST_RUN (P2)</text:p>
          </table:table-cell>
          <table:table-cell table:number-columns-repeated="1022"/>
        </table:table-row>
        <table:table-row table:style-name="ro2">
          <table:table-cell office:value-type="string">
            <text:p>0x063D</text:p>
          </table:table-cell>
          <table:table-cell office:value-type="string">
            <text:p>WP_WATERING_PUMP_PLUG_ID</text:p>
          </table:table-cell>
          <table:table-cell table:number-columns-repeated="1022"/>
        </table:table-row>
        <table:table-row table:style-name="ro2">
          <table:table-cell office:value-type="string">
            <text:p>0x063E</text:p>
          </table:table-cell>
          <table:table-cell office:value-type="string">
            <text:p>WP_ENABLE_SHIFT </text:p>
          </table:table-cell>
          <table:table-cell table:number-columns-repeated="1022"/>
        </table:table-row>
        <table:table-row table:style-name="ro2">
          <table:table-cell office:value-type="string">
            <text:p>0x063F</text:p>
          </table:table-cell>
          <table:table-cell office:value-type="string">
            <text:p>WP_END_TIME_SHIFT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office:value-type="string">
            <text:p>0x0640</text:p>
          </table:table-cell>
          <table:table-cell table:style-name="Default" office:value-type="string">
            <text:p>WP_END_TIME</text:p>
          </table:table-cell>
          <table:table-cell table:number-columns-repeated="1022"/>
        </table:table-row>
        <table:table-row table:style-name="ro2">
          <table:table-cell office:value-type="string">
            <text:p>0x0641</text:p>
          </table:table-cell>
          <table:table-cell office:value-type="string">
            <text:p>WP_DRAIN_DURATION_SHIFT</text:p>
          </table:table-cell>
          <table:table-cell table:number-columns-repeated="1022"/>
        </table:table-row>
        <table:table-row table:style-name="ro2">
          <table:table-cell office:value-type="string">
            <text:p>0x0642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0x0643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 office:value-type="string">
            <text:p>0x0644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1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>
            <text:p>0x0645</text:p>
          </table:table-cell>
          <table:table-cell table:style-name="ce2" office:value-type="string">
            <text:p>FMP_DOSING_PUMP_ID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6</text:p>
          </table:table-cell>
          <table:table-cell table:style-name="ce2" office:value-type="string">
            <text:p>FMP_DOS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7</text:p>
          </table:table-cell>
          <table:table-cell table:style-name="ce2" office:value-type="string">
            <text:p>FMP_CIRCULATION_MIX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8</text:p>
          </table:table-cell>
          <table:table-cell table:style-name="ce2" office:value-type="string">
            <text:p>FMP_2_WP_ASSOC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9</text:p>
          </table:table-cell>
          <table:table-cell table:style-name="ce2" office:value-type="string">
            <text:p>FMP_TRIG_FREQUENCY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A</text:p>
          </table:table-cell>
          <table:table-cell table:style-name="ce2" office:value-type="string">
            <text:p>FMP_ENABLE</text:p>
          </table:table-cell>
          <table:table-cell table:style-name="ce5" table:number-columns-repeated="1022"/>
        </table:table-row>
        <table:table-row table:style-name="ro2">
          <table:table-cell office:value-type="string">
            <text:p>0x064B</text:p>
          </table:table-cell>
          <table:table-cell office:value-type="string">
            <text:p>FMP_OFFSET</text:p>
          </table:table-cell>
          <table:table-cell office:value-type="string">
            <text:p>FMP 2</text:p>
          </table:table-cell>
          <table:table-cell table:number-columns-repeated="1021"/>
        </table:table-row>
        <table:table-row table:style-name="ro2">
          <table:table-cell office:value-type="string">
            <text:p>0x064C</text:p>
          </table:table-cell>
          <table:table-cell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office:value-type="string">
            <text:p>0x064D</text:p>
          </table:table-cell>
          <table:table-cell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office:value-type="string">
            <text:p>0x064E</text:p>
          </table:table-cell>
          <table:table-cell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office:value-type="string">
            <text:p>0x064F</text:p>
          </table:table-cell>
          <table:table-cell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office:value-type="string">
            <text:p>0x0650</text:p>
          </table:table-cell>
          <table:table-cell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office:value-type="string">
            <text:p>0x0651</text:p>
          </table:table-cell>
          <table:table-cell office:value-type="string">
            <text:p>FMP_EN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0x0652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3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>
            <text:p>0x0653</text:p>
          </table:table-cell>
          <table:table-cell table:style-name="ce2" office:value-type="string">
            <text:p>FMP_DOSING_PUMP_ID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4</text:p>
          </table:table-cell>
          <table:table-cell table:style-name="ce2" office:value-type="string">
            <text:p>FMP_DOS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5</text:p>
          </table:table-cell>
          <table:table-cell table:style-name="ce2" office:value-type="string">
            <text:p>FMP_CIRCULATION_MIX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6</text:p>
          </table:table-cell>
          <table:table-cell table:style-name="ce2" office:value-type="string">
            <text:p>FMP_2_WP_ASSOC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7</text:p>
          </table:table-cell>
          <table:table-cell table:style-name="ce2" office:value-type="string">
            <text:p>FMP_TRIG_FREQUENCY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8</text:p>
          </table:table-cell>
          <table:table-cell table:style-name="ce2" office:value-type="string">
            <text:p>FMP_ENABLE</text:p>
          </table:table-cell>
          <table:table-cell table:style-name="ce5" table:number-columns-repeated="1022"/>
        </table:table-row>
        <table:table-row table:style-name="ro2">
          <table:table-cell office:value-type="string">
            <text:p>0x0659</text:p>
          </table:table-cell>
          <table:table-cell office:value-type="string">
            <text:p>FMP_OFFSET</text:p>
          </table:table-cell>
          <table:table-cell office:value-type="string">
            <text:p>FMP 4</text:p>
          </table:table-cell>
          <table:table-cell table:number-columns-repeated="1021"/>
        </table:table-row>
        <table:table-row table:style-name="ro2">
          <table:table-cell office:value-type="string">
            <text:p>0x065A</text:p>
          </table:table-cell>
          <table:table-cell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office:value-type="string">
            <text:p>0x065B</text:p>
          </table:table-cell>
          <table:table-cell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office:value-type="string">
            <text:p>0x065C</text:p>
          </table:table-cell>
          <table:table-cell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office:value-type="string">
            <text:p>0x065D</text:p>
          </table:table-cell>
          <table:table-cell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office:value-type="string">
            <text:p>0x065E</text:p>
          </table:table-cell>
          <table:table-cell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office:value-type="string">
            <text:p>0x065F</text:p>
          </table:table-cell>
          <table:table-cell office:value-type="string">
            <text:p>FMP_ENABLE</text:p>
          </table:table-cell>
          <table:table-cell table:number-columns-repeated="1022"/>
        </table:table-row>
        <table:table-row table:style-name="ro2">
          <table:table-cell office:value-type="string">
            <text:p>0x0660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5</text:p>
          </table:table-cell>
          <table:table-cell table:number-columns-repeated="1021"/>
        </table:table-row>
        <table:table-row table:style-name="ro2">
          <table:table-cell office:value-type="string">
            <text:p>0x0661</text:p>
          </table:table-cell>
          <table:table-cell table:style-name="ce2" office:value-type="string">
            <text:p>FMP_DOSING_PUMP_ID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2</text:p>
          </table:table-cell>
          <table:table-cell table:style-name="ce2" office:value-type="string">
            <text:p>FMP_DOSING_TIME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3</text:p>
          </table:table-cell>
          <table:table-cell table:style-name="ce2" office:value-type="string">
            <text:p>FMP_CIRCULATION_MIXING_TIME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4</text:p>
          </table:table-cell>
          <table:table-cell table:style-name="ce2" office:value-type="string">
            <text:p>FMP_2_WP_ASSOC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5</text:p>
          </table:table-cell>
          <table:table-cell table:style-name="ce2" office:value-type="string">
            <text:p>FMP_TRIG_FREQUENCY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6</text:p>
          </table:table-cell>
          <table:table-cell table:style-name="ce2" office:value-type="string">
            <text:p>FMP_ENABLE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67</text:p>
          </table:table-cell>
          <table:table-cell office:value-type="string">
            <text:p>FMP_OFFSET</text:p>
          </table:table-cell>
          <table:table-cell office:value-type="string">
            <text:p>FMP 6</text:p>
          </table:table-cell>
          <table:table-cell table:number-columns-repeated="1021"/>
        </table:table-row>
        <table:table-row table:style-name="ro2">
          <table:table-cell office:value-type="string">
            <text:p>0x0668</text:p>
          </table:table-cell>
          <table:table-cell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office:value-type="string">
            <text:p>0x0669</text:p>
          </table:table-cell>
          <table:table-cell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office:value-type="string">
            <text:p>0x066A</text:p>
          </table:table-cell>
          <table:table-cell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office:value-type="string">
            <text:p>0x066B</text:p>
          </table:table-cell>
          <table:table-cell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office:value-type="string">
            <text:p>0x066C</text:p>
          </table:table-cell>
          <table:table-cell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office:value-type="string">
            <text:p>0x066D</text:p>
          </table:table-cell>
          <table:table-cell office:value-type="string">
            <text:p>FMP_ENABLE</text:p>
          </table:table-cell>
          <table:table-cell table:number-columns-repeated="1022"/>
        </table:table-row>
        <table:table-row table:style-name="ro2">
          <table:table-cell office:value-type="string">
            <text:p>0x066E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7</text:p>
          </table:table-cell>
          <table:table-cell table:number-columns-repeated="1021"/>
        </table:table-row>
        <table:table-row table:style-name="ro2">
          <table:table-cell office:value-type="string">
            <text:p>0x066F</text:p>
          </table:table-cell>
          <table:table-cell table:style-name="ce2" office:value-type="string">
            <text:p>FMP_DOSING_PUMP_ID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0</text:p>
          </table:table-cell>
          <table:table-cell table:style-name="ce2" office:value-type="string">
            <text:p>FMP_DOSING_TIME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1</text:p>
          </table:table-cell>
          <table:table-cell table:style-name="ce2" office:value-type="string">
            <text:p>FMP_CIRCULATION_MIXING_TIME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2</text:p>
          </table:table-cell>
          <table:table-cell table:style-name="ce2" office:value-type="string">
            <text:p>FMP_2_WP_ASSOC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3</text:p>
          </table:table-cell>
          <table:table-cell table:style-name="ce2" office:value-type="string">
            <text:p>FMP_TRIG_FREQUENCY_SHIF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4</text:p>
          </table:table-cell>
          <table:table-cell table:style-name="ce2" office:value-type="string">
            <text:p>FMP_ENABLE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0x0675</text:p>
          </table:table-cell>
          <table:table-cell office:value-type="string">
            <text:p>FMP_OFFSET</text:p>
          </table:table-cell>
          <table:table-cell office:value-type="string">
            <text:p>FMP 8</text:p>
          </table:table-cell>
          <table:table-cell table:number-columns-repeated="1021"/>
        </table:table-row>
        <table:table-row table:style-name="ro2">
          <table:table-cell office:value-type="string">
            <text:p>0x0676</text:p>
          </table:table-cell>
          <table:table-cell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office:value-type="string">
            <text:p>0x0677</text:p>
          </table:table-cell>
          <table:table-cell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office:value-type="string">
            <text:p>0x0678</text:p>
          </table:table-cell>
          <table:table-cell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office:value-type="string">
            <text:p>0x0679</text:p>
          </table:table-cell>
          <table:table-cell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office:value-type="string">
            <text:p>0x067A</text:p>
          </table:table-cell>
          <table:table-cell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office:value-type="string">
            <text:p>0x067B</text:p>
          </table:table-cell>
          <table:table-cell office:value-type="string">
            <text:p>FMP_ENABL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0x067C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9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0x067D</text:p>
          </table:table-cell>
          <table:table-cell table:style-name="ce2" office:value-type="string">
            <text:p>FMP_DOSING_PUMP_ID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7E</text:p>
          </table:table-cell>
          <table:table-cell table:style-name="ce2" office:value-type="string">
            <text:p>FMP_DOS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7F</text:p>
          </table:table-cell>
          <table:table-cell table:style-name="ce2" office:value-type="string">
            <text:p>FMP_CIRCULATION_MIX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0</text:p>
          </table:table-cell>
          <table:table-cell table:style-name="ce2" office:value-type="string">
            <text:p>FMP_2_WP_ASSOC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1</text:p>
          </table:table-cell>
          <table:table-cell table:style-name="ce2" office:value-type="string">
            <text:p>FMP_TRIG_FREQUENCY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2</text:p>
          </table:table-cell>
          <table:table-cell table:style-name="ce2" office:value-type="string">
            <text:p>FMP_ENABL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3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4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5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6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7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8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9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A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B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C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8F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0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1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2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3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4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5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6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7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8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" office:value-type="string">
            <text:p>0x0699</text:p>
          </table:table-cell>
          <table:table-cell table:style-name="Default"/>
          <table:table-cell table:number-columns-repeated="1022"/>
        </table:table-row>
      </table:table>
      <table:table table:name="Hoja2" table:style-name="ta1">
        <table:table-column table:style-name="co3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20:45:30.27</meta:creation-date>
    <dc:date>2014-02-25T00:13:58.30</dc:date>
    <meta:editing-duration>P9DT1H43M39S</meta:editing-duration>
    <meta:editing-cycles>2</meta:editing-cycles>
    <meta:generator>LibreOffice/3.5$Windows_x86 LibreOffice_project/165a79a-7059095-e13bb37-fef39a4-9503d18</meta:generator>
    <meta:document-statistic meta:table-count="3" meta:cell-count="317" meta:object-count="0"/>
  </office:meta>
</office:document-meta>
</file>